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Normal" style:family="paragraph">
      <style:text-properties fo:font-weight="bold" style:font-weight-asian="bold" style:font-weight-complex="bold" fo:font-size="16pt" style:font-size-asian="16pt" style:font-size-complex="16pt"/>
    </style:style>
    <style:style style:name="P5" style:parent-style-name="Normal" style:family="paragraph">
      <style:text-properties fo:font-weight="bold" style:font-weight-asian="bold" style:font-weight-complex="bold" fo:font-size="16pt" style:font-size-asian="16pt" style:font-size-complex="16pt"/>
    </style:style>
    <style:style style:name="P6" style:parent-style-name="Normal" style:family="paragraph">
      <style:text-properties fo:font-weight="bold" style:font-weight-asian="bold" style:font-weight-complex="bold" fo:font-size="16pt" style:font-size-asian="16pt" style:font-size-complex="16pt"/>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fo:font-size="16pt" style:font-size-asian="16pt" style:font-size-complex="16pt"/>
    </style:style>
    <style:style style:name="T9" style:parent-style-name="Policepardéfaut" style:family="text">
      <style:text-properties fo:font-weight="bold" style:font-weight-asian="bold" style:font-weight-complex="bold" fo:color="#FF0000" fo:font-size="16pt" style:font-size-asian="16pt" style:font-size-complex="16pt"/>
    </style:style>
    <style:style style:name="T10" style:parent-style-name="Policepardéfaut" style:family="text">
      <style:text-properties fo:font-size="16pt" style:font-size-asian="16pt" style:font-size-complex="16pt"/>
    </style:style>
    <style:style style:name="P11" style:parent-style-name="Normal" style:family="paragraph">
      <style:text-properties fo:font-size="16pt" style:font-size-asian="16pt" style:font-size-complex="16pt"/>
    </style:style>
    <style:style style:name="P12" style:parent-style-name="Normal" style:family="paragraph">
      <style:text-properties fo:font-size="16pt" style:font-size-asian="16pt" style:font-size-complex="16pt"/>
    </style:style>
    <style:style style:name="P13" style:parent-style-name="Normal" style:family="paragraph">
      <style:text-properties fo:font-size="16pt" style:font-size-asian="16pt" style:font-size-complex="16pt"/>
    </style:style>
    <style:style style:name="P14" style:parent-style-name="Normal" style:family="paragraph">
      <style:text-properties fo:font-size="16pt" style:font-size-asian="16pt" style:font-size-complex="16pt"/>
    </style:style>
    <style:style style:name="T15" style:parent-style-name="Policepardéfaut" style:family="text">
      <style:text-properties fo:font-size="16pt" style:font-size-asian="16pt" style:font-size-complex="16pt"/>
    </style:style>
    <style:style style:name="T16" style:parent-style-name="Policepardéfaut" style:family="text">
      <style:text-properties fo:font-weight="bold" style:font-weight-asian="bold" style:font-weight-complex="bold" fo:color="#FF0000" fo:font-size="16pt" style:font-size-asian="16pt" style:font-size-complex="16pt"/>
    </style:style>
  </office:automatic-styles>
  <office:body>
    <office:text text:use-soft-page-breaks="true">
      <text:p text:style-name="P1">La problématique de la physique appliquée dans ce cas consiste à étudier la consommation électrique d'un système en plein air. Pour ce faire, il est nécessaire de réaliser des expériences et des mesures à l'aide d'un ensemble de matériaux, tels que des afficheurs, un plot LORA Bosh TPS110EU, des passerelles et du matériel de mesure.</text:p>
      <text:p text:style-name="P2"/>
      <text:p text:style-name="P3">Cependant, l'étude de la consommation électrique est complexe en raison de nombreux facteurs environnementaux qui peuvent affecter le système, tels que la température, l'humidité, la lumière solaire et la vitesse du vent. Il est donc important de réaliser des mesures précises dans différentes conditions environnementales pour obtenir des résultats fiables.</text:p>
      <text:p text:style-name="P4"/>
      <text:p text:style-name="P5">De plus, il est essentiel de prendre en compte la durée de vie de la batterie du système, car une consommation excessive peut entraîner une réduction de la durée de fonctionnement du système.</text:p>
      <text:p text:style-name="P6"/>
      <text:p text:style-name="P7">En résumé, l'étude de la consommation électrique d'un système en plein air est une problématique complexe qui nécessite une approche rigoureuse et des mesures précises. Les facteurs environnementaux et la durée de vie de la batterie doivent être pris en compte pour obtenir des résultats fiables. Les matériaux de mesure nécessaires comprennent les afficheurs, le plot LORA Bosh TPS110EU, les passerelles et le matériel de mesure.</text:p>
      <text:p text:style-name="P8"/>
      <text:p text:style-name="Normal"><text:span text:style-name="T9">(</text:span><text:span text:style-name="T10">La problématique de la physique appliquée concerne l'étude de la consommation électrique d'un système en plein air en utilisant le plot LORA Bosh TPS110EU. Ce dispositif est utilisé pour transmettre des données à longue portée dans un réseau de capteurs sans fil.</text:span></text:p>
      <text:p text:style-name="P11"/>
      <text:p text:style-name="P12">La complexité de cette problématique réside dans le fait que le plot LORA Bosh TPS110EU peut être influencé par divers facteurs environnementaux tels que la température, l'humidité, la lumière solaire et les interférences électromagnétiques.</text:p>
      <text:p text:style-name="P13"/>
      <text:p text:style-name="P14">Pour obtenir des résultats précis, il est donc important de réaliser des mesures minutieuses dans des conditions environnementales différentes pour évaluer l'impact de ces facteurs sur la consommation électrique du système avec le plot LORA Bosh TPS110EU. Le plot LORA Bosh<text:s/><text:soft-page-break/>TPS110EU est équipé de capteurs intégrés qui peuvent mesurer des paramètres environnementaux tels que la température et la pression.</text:p>
      <text:p text:style-name="Normal"><text:span text:style-name="T15">En outre, la durée de vie de la batterie du système doit être prise en compte car une consommation électrique excessive peut réduire la durée de fonctionnement du système. Le plot LORA Bosh TPS110EU est équipé d'un système de gestion de l'énergie qui permet de surveiller la consommation électrique du système et d'optimiser l'utilisation de l'énergie disponible.</text:span><text:span text:style-name="T16">)</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ualid Ghouaiel</dc:creator>
    <meta:creation-date>2023-03-12T22:26:00Z</meta:creation-date>
    <dc:date>2023-03-12T22:30:00Z</dc:date>
    <meta:template xlink:href="Normal" xlink:type="simple"/>
    <meta:editing-cycles>5</meta:editing-cycles>
    <meta:editing-duration>PT240S</meta:editing-duration>
    <meta:document-statistic meta:page-count="2" meta:paragraph-count="5" meta:word-count="400" meta:character-count="2598" meta:row-count="18" meta:non-whitespace-character-count="2203"/>
  </office:meta>
</office:document-meta>
</file>